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2022-12-07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0368" calcext:value-type="float">
            <text:p>50.9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2021-12-07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2019-12-11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3904" calcext:value-type="float">
            <text:p>49.5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2018-12-12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2017-12-12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1808" calcext:value-type="float">
            <text:p>51.0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201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1688" calcext:value-type="float">
            <text:p>50.0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201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3464" calcext:value-type="float">
            <text:p>49.8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201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2192" calcext:value-type="float">
            <text:p>49.5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200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8312" calcext:value-type="float">
            <text:p>48.9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200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5304" calcext:value-type="float">
            <text:p>49.2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200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736" calcext:value-type="float">
            <text:p>48.9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200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1296" calcext:value-type="float">
            <text:p>49.2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200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200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200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7392" calcext:value-type="float">
            <text:p>49.2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199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0792" calcext:value-type="float">
            <text:p>49.7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199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199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199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199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1904" calcext:value-type="float">
            <text:p>48.7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199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5664" calcext:value-type="float">
            <text:p>48.3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198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198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198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2056" calcext:value-type="float">
            <text:p>47.6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1986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1985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9152" calcext:value-type="float">
            <text:p>48.0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198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7376" calcext:value-type="float">
            <text:p>48.3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197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197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197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197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197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197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196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384" calcext:value-type="float">
            <text:p>43.0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196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196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196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196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196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196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196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196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195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195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1946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1946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6" meta:object-count="0"/>
    <meta:user-defined meta:name="AppVersion">3.0</meta:user-defined>
  </office:meta>
</office:document-meta>
</file>